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7000000700C04F9C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5.7453in" draw:z-index="0"><draw:image xlink:href="Pictures/100002010000087000000700C04F9C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11-26T17:16:42.99</meta:creation-date>
    <meta:document-statistic meta:table-count="0" meta:image-count="1" meta:object-count="0" meta:page-count="1" meta:paragraph-count="0" meta:word-count="0" meta:character-count="0"/>
    <dc:date>2021-11-26T17:18:17.52</dc:date>
    <dc:creator>James Lombardi</dc:creator>
    <meta:editing-duration>PT1M37S</meta:editing-duration>
    <meta:editing-cycles>1</meta:editing-cycles>
    <meta:generator>OpenOffice/4.1.2$Win32 OpenOffice.org_project/412m3$Build-9782</meta:generator>
  </office:meta>
</office:document-meta>
</file>